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0.326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7.987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8.0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it" fo:country="IT"/>
    </style:style>
    <style:style style:name="ce9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set-name</text:p>
          </table:table-cell>
          <table:table-cell table:style-name="ce2" office:value-type="string" calcext:value-type="string">
            <text:p>South German Credi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3" office:value-type="string" calcext:value-type="string">
            <text:p><text:a xlink:href="https://archive.ics.uci.edu/ml/datasets/South%2BGerman%2BCredit" xlink:type="simple">https://archive.ics.uci.edu/ml/datasets/South%2BGerman%2BCredit</text:a>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ad-date</text:p>
          </table:table-cell>
          <table:table-cell table:style-name="ce9" office:value-type="date" office:date-value="2023-01-23" calcext:value-type="date">
            <text:p>23/01/2023</text:p>
          </table:table-cell>
        </table:table-row>
      </table:table>
      <table:table table:name="d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Section ID</text:p>
          </table:table-cell>
          <table:table-cell office:value-type="string" calcext:value-type="string">
            <text:p>Test Section Name</text:p>
          </table:table-cell>
          <table:table-cell office:value-type="string" calcext:value-type="string">
            <text:p>Test Field ID</text:p>
          </table:table-cell>
          <table:table-cell office:value-type="string" calcext:value-type="string">
            <text:p>Test Field Name</text:p>
          </table:table-cell>
          <table:table-cell office:value-type="string" calcext:value-type="string">
            <text:p>Presence 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Purpose for the dataset cre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Dataset cre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Dataset fund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Description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Number of the 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Information about missing valu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Recommended data spl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Description of errors, noise or redundanc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Information about data confidential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Information about possible data dangerousness (offensive, insulting, threatening or cause anxiety) or bia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Information about people involved in data production and their compensation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Description of idenfiability for individuals or subpopulations (if people relat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Description of data sensitivity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Statistic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Pair pl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Probabilistic mod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Ground truth correlat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Description of instances acquisition and data collection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Information about people involved in the data collection proces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Time frame of data col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Information about ethical review proces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Information on individuals' knowledge of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Information on individuals' consent for data collection (if people related)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ection processes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Analysis of potential impact of dataset, and its use, on data subjec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Description of sampling, preprocessing, cleaning, labeling proce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Information about people involved in the data sampling, preprocessing, cleaning, labeling procedures and their compens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 processing procedures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Description of other possible sampling/preprocessing/cleaning/labeling procedur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Description of the tasks in which the dataset has already been used and their resul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Description of recommended uses or tas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Description of not recommended u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Repository that links to all papers or system that use the data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Description of license and terms of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Information about subject supporting, hosting, maintaining the data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Contact of the ow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DO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Errat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Information about dataset updat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Information about management of older dataset versio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Information about mechanism to extend/augment/build on/contribute to the data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1</text:p>
          </table:table-cell>
          <table:table-cell office:value-type="string" calcext:value-type="string">
            <text:p>Data is people relat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2</text:p>
          </table:table-cell>
          <table:table-cell office:value-type="string" calcext:value-type="string">
            <text:p>Presence of explicit target vari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3</text:p>
          </table:table-cell>
          <table:table-cell office:value-type="string" calcext:value-type="string">
            <text:p>Dataset is a sample or a reduction of a larger 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c.04</text:p>
          </table:table-cell>
          <table:table-cell office:value-type="string" calcext:value-type="string">
            <text:p>Recently updated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etrics" table:style-name="ta1">
        <table:table-column table:style-name="co9" table:default-cell-style-name="Default"/>
        <table:table-column table:style-name="co10" table:default-cell-style-name="ce11"/>
        <table:table-row table:style-name="ro1">
          <table:table-cell office:value-type="string" calcext:value-type="string">
            <text:p>Metric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Overall Presence Average</text:p>
          </table:table-cell>
          <table:table-cell table:formula="of:=AVERAGE([$dts.E2:.E40])" office:value-type="float" office:value="0.256410256410256" calcext:value-type="float">
            <text:p>0,26</text:p>
          </table:table-cell>
        </table:table-row>
        <table:table-row table:style-name="ro1">
          <table:table-cell office:value-type="string" calcext:value-type="string">
            <text:p>1 Motivation Presence Average</text:p>
          </table:table-cell>
          <table:table-cell table:formula="of:=AVERAGE([$dts.E2:.E4])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2 Composition Presence Average</text:p>
          </table:table-cell>
          <table:table-cell table:formula="of:=AVERAGE([$dts.E5:.E18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3 Collection processes Presence Average</text:p>
          </table:table-cell>
          <table:table-cell table:formula="of:=AVERAGE([$dts.E19:.E25])" office:value-type="float" office:value="0.142857142857143" calcext:value-type="float">
            <text:p>0,14</text:p>
          </table:table-cell>
        </table:table-row>
        <table:table-row table:style-name="ro1">
          <table:table-cell office:value-type="string" calcext:value-type="string">
            <text:p>4 Data processing procedures Presence Average</text:p>
          </table:table-cell>
          <table:table-cell table:formula="of:=AVERAGE([$dts.E26:.E28])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5 Uses Presence Average</text:p>
          </table:table-cell>
          <table:table-cell table:formula="of:=AVERAGE([$dts.E29:.E33])"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6 Maintenance Presence Average</text:p>
          </table:table-cell>
          <table:table-cell table:formula="of:=AVERAGE([$dts.E34:.E40])" office:value-type="float" office:value="0.285714285714286" calcext:value-type="float">
            <text:p>0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date-style style:name="N132">
      <number:month number:textual="true"/>
      <number:text>-</number:text>
      <number:year/>
    </number:date-style>
    <number:number-style style:name="N13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2">
      <number:day number:style="long"/>
      <number:text>-</number:text>
      <number:month number:textual="true"/>
    </number:date-style>
    <number:time-style style:name="N121">
      <number:hours/>
      <number:text>:</number:text>
      <number:minutes number:style="long"/>
    </number:time-style>
    <number:time-style style:name="N120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time-style style:name="N10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9">
      <number:number number:decimal-places="1" number:min-decimal-places="1" number:min-integer-digits="1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P0" style:volatile="true">
      <number:text>€ </number:text>
      <number:number number:decimal-places="2" number:min-decimal-places="2" number:min-integer-digits="1" number:grouping="true"/>
    </number:number-style>
    <number:number-style style:name="N111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7:03:07.501247426</meta:creation-date>
    <meta:generator>LibreOffice/7.3.7.2$Linux_X86_64 LibreOffice_project/30$Build-2</meta:generator>
    <dc:date>2023-08-22T18:28:39.241538135</dc:date>
    <meta:editing-duration>PT2H22M1S</meta:editing-duration>
    <meta:editing-cycles>19</meta:editing-cycles>
    <meta:document-statistic meta:table-count="3" meta:cell-count="246" meta:object-count="0"/>
  </office:meta>
</office:document-meta>
</file>